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3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4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5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6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7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8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9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10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11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12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13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14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15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16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17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18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19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20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21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22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23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24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25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26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27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28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29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30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31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32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33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34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35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36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37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38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39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40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41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42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43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44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45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46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47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48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49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50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51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52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53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54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55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56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57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00" fo:language="fr" fo:country="FR"/>
    </style:style>
    <style:style style:name="T58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FF" fo:language="fr" fo:country="FR"/>
    </style:style>
    <style:style style:name="T59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FF" fo:language="fr" fo:country="FR"/>
    </style:style>
    <style:style style:name="T60" style:parent-style-name="Policepardéfaut" style:family="text">
      <style:text-properties style:font-name="Arial" style:font-name-complex="Arial" fo:color="#4D5156" fo:font-size="10.5pt" style:font-size-asian="10.5pt" style:font-size-complex="10.5pt" fo:background-color="#FFFFFF" fo:language="fr" fo:country="FR"/>
    </style:style>
  </office:automatic-styles>
  <office:body>
    <office:text text:use-soft-page-breaks="true">
      <text:p text:style-name="P1"><text:span text:style-name="T2">Au début de l’année 1848</text:span><text:span text:style-name="T3">,</text:span><text:span text:style-name="T4"><text:s/>en février</text:span><text:span text:style-name="T5">,</text:span><text:span text:style-name="T6"><text:s/>une république est proclamée<text:s/></text:span><text:span text:style-name="T7">pour donner suite à</text:span><text:span text:style-name="T8"><text:s/>la révolution qui chasse le roi Louis-Phillipe de France.<text:s/></text:span><text:span text:style-name="T9">L</text:span><text:span text:style-name="T10">ouis-Napoléon Bonaparte, né le 20 avril 1808 à Paris et mort le 9 janvier 1873 à Chislehurst</text:span><text:span text:style-name="T11">. A</text:span><text:span text:style-name="T12"><text:s/>la chute de l’empire il passera l’essentiel de sa jeunesse<text:s/></text:span><text:span text:style-name="T13">en Suisse. Par la suite il sera condamné à<text:s/></text:span><text:span text:style-name="T14">vie, pour</text:span><text:span text:style-name="T15"><text:s/>avoir<text:s/></text:span><text:span text:style-name="T16">essayé</text:span><text:span text:style-name="T17"><text:s/>de restaurer<text:s/></text:span><text:span text:style-name="T18">l</text:span><text:span text:style-name="T19">’</text:span><text:span text:style-name="T20">E</text:span><text:span text:style-name="T21">mpire à Strasbourg et à Boulogne en 1836 et 1840.</text:span><text:span text:style-name="T22"><text:s/></text:span><text:span text:style-name="T23">Il sera par la suite enfermé au fort de Ham de Picardie. Par la suite</text:span><text:span text:style-name="T24">,</text:span><text:span text:style-name="T25"><text:s/>il trouvera refuge en Angleterre ou il apprendra qu’il y a une révolution<text:s/></text:span><text:span text:style-name="T26">en France</text:span><text:span text:style-name="T27">. I</text:span><text:span text:style-name="T28">l croira pouvoir revenir faire de la politique</text:span><text:span text:style-name="T29">, m</text:span><text:span text:style-name="T30">ais à cause de la loi de bannissement<text:s/></text:span><text:span text:style-name="T31">de<text:s/></text:span><text:span text:style-name="T32">janvier 1816 qui interdit<text:s/></text:span><text:span text:style-name="T33">au Bonaparte de revenir en France</text:span><text:span text:style-name="T34">,<text:s/></text:span><text:span text:style-name="T35">il<text:s/></text:span><text:span text:style-name="T36">ne<text:s/></text:span><text:span text:style-name="T37">rentrera en France qu’en octobre 1848 grâce à ses élections en tant que député conservateur de<text:s/></text:span><text:span text:style-name="T38">l</text:span><text:span text:style-name="T39">’</text:span><text:span text:style-name="T40">A</text:span><text:span text:style-name="T41">ssemblée constituante. Il arrive en France pendant les élections présidentielles</text:span><text:span text:style-name="T42">,<text:s/></text:span><text:span text:style-name="T43">ça campagne sera parfaite</text:span><text:span text:style-name="T44">,</text:span><text:span text:style-name="T45"><text:s/>il mit en place une propagande<text:s/></text:span><text:span text:style-name="T46">efficace</text:span><text:span text:style-name="T47"><text:s/>surtout<text:s/></text:span><text:span text:style-name="T48">dans la presse, mais il a un atout que personne d’autre<text:s/></text:span><text:span text:style-name="T49">n’a,<text:s/></text:span><text:span text:style-name="T50">il a un nom « NAPOLEON » qui instaure « ordre, autorité, religion et respect ». Le 10 décembre 1848</text:span><text:span text:style-name="T51">,</text:span><text:span text:style-name="T52"><text:s/>Louis-Napoléon-Bonaparte est élu président de la République et s’installera à l’Elysée. Mais un encombrement vient stopper sa quête de pouvoir qui est la « Séparation des Pouvoirs » mit en place par la constitution</text:span><text:span text:style-name="T53">, s</text:span><text:span text:style-name="T54">éparer d’un<text:s/></text:span><text:span text:style-name="T55">côté</text:span><text:span text:style-name="T56"><text:s/>le LEGISLATIF et d’un autre côté « l’EXECUTIF »</text:span><text:span text:style-name="T57"><text:s/>il y a des tensions qui prône un coup d’état d’une des partis et bien le 2 décembre 1851 Louis-Napoléon Bonaparte fait un coup d’état l’Assemblée est dissoute, des français se révoltent.</text:span><text:span text:style-name="T58"><text:s/>Un an après le 2 décembre 1852 le prince président<text:s/></text:span><text:span text:style-name="T59">Louis-Napoléon Bonaparte</text:span><text:span text:style-name="T60"><text:s/>devient Napoléon III l’empereur l’empire est donc proclamé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muel BERTHELOT</meta:initial-creator>
    <dc:creator>Samuel BERTHELOT</dc:creator>
    <meta:creation-date>2020-12-20T11:46:00Z</meta:creation-date>
    <dc:date>2020-12-20T14:13:00Z</dc:date>
    <meta:template xlink:href="Normal.dotm" xlink:type="simple"/>
    <meta:editing-cycles>1</meta:editing-cycles>
    <meta:editing-duration>PT8820S</meta:editing-duration>
    <meta:document-statistic meta:page-count="1" meta:paragraph-count="3" meta:word-count="264" meta:character-count="1766" meta:row-count="12" meta:non-whitespace-character-count="1505"/>
  </office:meta>
</office:document-meta>
</file>